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9208in" table:align="left"/>
    </style:style>
    <style:style style:name="Table3.A" style:family="table-column">
      <style:table-column-properties style:column-width="1.7979in"/>
    </style:style>
    <style:style style:name="Table3.B" style:family="table-column">
      <style:table-column-properties style:column-width="3.125in"/>
    </style:style>
    <style:style style:name="Table3.C" style:family="table-column">
      <style:table-column-properties style:column-width="1.9979in"/>
    </style:style>
    <style:style style:name="Table3.1" style:family="table-row">
      <style:table-row-properties style:min-row-height="0.2993in" fo:background-color="#2980b9">
        <style:background-image/>
      </style:table-row-properties>
    </style:style>
    <style:style style:name="Table3.A1" style:family="table-cell">
      <style:table-cell-properties style:vertical-align="middle" fo:padding-left="0.1042in" fo:padding-right="0.1042in" fo:padding-top="0.0521in" fo:padding-bottom="0.0521in" fo:border="0.05pt solid #595959"/>
    </style:style>
    <style:style style:name="Table1" style:family="table">
      <style:table-properties style:width="6.920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3049in"/>
    </style:style>
    <style:style style:name="Table1.C" style:family="table-column">
      <style:table-column-properties style:column-width="1.0778in"/>
    </style:style>
    <style:style style:name="Table1.D" style:family="table-column">
      <style:table-column-properties style:column-width="1.8076in"/>
    </style:style>
    <style:style style:name="Table1.E" style:family="table-column">
      <style:table-column-properties style:column-width="1.6889in"/>
    </style:style>
    <style:style style:name="Table1.1" style:family="table-row">
      <style:table-row-properties style:min-row-height="0.2993in" fo:background-color="#2980b9">
        <style:background-image/>
      </style:table-row-properties>
    </style:style>
    <style:style style:name="Table1.A1" style:family="table-cell">
      <style:table-cell-properties style:vertical-align="middle" fo:padding-left="0.1042in" fo:padding-right="0.1042in" fo:padding-top="0.0521in" fo:padding-bottom="0.0521in" fo:border="0.05pt solid #595959"/>
    </style:style>
    <style:style style:name="Table1.4" style:family="table-row">
      <style:table-row-properties style:min-row-height="0.7188in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9188in"/>
    </style:style>
    <style:style style:name="Table2.B" style:family="table-column">
      <style:table-column-properties style:column-width="2.6319in"/>
    </style:style>
    <style:style style:name="Table2.C" style:family="table-column">
      <style:table-column-properties style:column-width="2.3799in"/>
    </style:style>
    <style:style style:name="Table2.1" style:family="table-row">
      <style:table-row-properties fo:background-color="#2980b9">
        <style:background-image/>
      </style:table-row-properties>
    </style:style>
    <style:style style:name="Table2.A1" style:family="table-cell">
      <style:table-cell-properties style:vertical-align="middle" fo:padding-left="0.1042in" fo:padding-right="0.1042in" fo:padding-top="0.0521in" fo:padding-bottom="0.0521in" fo:border="0.05pt solid #595959"/>
    </style:style>
    <style:style style:name="Table2.4" style:family="table-row">
      <style:table-row-properties style:min-row-height="0.4542in"/>
    </style:style>
    <style:style style:name="P1" style:family="paragraph" style:parent-style-name="Heading_20_2">
      <style:text-properties fo:font-variant="normal" fo:text-transform="none" fo:color="#595959" loext:opacity="100%" style:font-name="Source Sans Pro1" fo:letter-spacing="normal" fo:font-style="normal" fo:font-weight="normal"/>
    </style:style>
    <style:style style:name="P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595959" loext:opacity="100%" style:font-name="Source Sans Pro1" fo:letter-spacing="normal" fo:font-style="normal" fo:font-weight="normal" officeooo:rsid="000a6a48" officeooo:paragraph-rsid="000a6a48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officeooo:rsid="000a6a48" officeooo:paragraph-rsid="000a6a48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12pt" officeooo:rsid="000a6a48" officeooo:paragraph-rsid="000a6a48" style:font-size-asian="12pt" style:font-size-complex="12pt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595959" loext:opacity="100%" style:font-name="Source Sans Pro1" fo:letter-spacing="normal" fo:font-style="normal" fo:font-weight="normal"/>
    </style:style>
    <style:style style:name="P6" style:family="paragraph" style:parent-style-name="Table_20_Contents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2pt" officeooo:rsid="00074b30" officeooo:paragraph-rsid="00074b30" style:font-size-asian="12pt" style:font-size-complex="12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2pt" officeooo:rsid="00087e8b" officeooo:paragraph-rsid="00087e8b" style:font-size-asian="12pt" style:font-size-complex="12pt"/>
    </style:style>
    <style:style style:name="P10" style:family="paragraph" style:parent-style-name="Table_20_Contents">
      <style:text-properties fo:font-size="12pt" officeooo:rsid="00087e8b" officeooo:paragraph-rsid="00087e8b" style:font-size-asian="12pt" style:font-size-complex="12pt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font-size="12pt" officeooo:rsid="000e2c1c" officeooo:paragraph-rsid="000e2c1c" style:font-size-asian="12pt" style:font-size-complex="12pt"/>
    </style:style>
    <style:style style:name="P12" style:family="paragraph" style:parent-style-name="Standard">
      <style:text-properties fo:color="#595959" loext:opacity="100%" style:font-name="Source Sans Pro" fo:font-size="10.5pt" style:font-name-asian="Times New Roman" style:font-size-asian="10.5pt" style:font-size-complex="10.5pt"/>
    </style:style>
    <style:style style:name="P13" style:family="paragraph" style:parent-style-name="Standard">
      <style:text-properties officeooo:paragraph-rsid="000e2c1c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12pt" officeooo:rsid="000b2a74" officeooo:paragraph-rsid="000b2a74" style:font-size-asian="12pt" style:font-size-complex="12pt"/>
    </style:style>
    <style:style style:name="P15" style:family="paragraph" style:parent-style-name="Standard">
      <style:paragraph-properties fo:margin-left="0.5in" fo:text-indent="-0.5in" style:auto-text-indent="false"/>
    </style:style>
    <style:style style:name="P16" style:family="paragraph" style:parent-style-name="Standard">
      <style:text-properties officeooo:paragraph-rsid="000bb702"/>
    </style:style>
    <style:style style:name="P17" style:family="paragraph" style:parent-style-name="Standard">
      <style:text-properties officeooo:paragraph-rsid="000cffad"/>
    </style:style>
    <style:style style:name="P18" style:family="paragraph" style:parent-style-name="Standard">
      <style:text-properties fo:font-size="10pt" officeooo:rsid="000cffad" officeooo:paragraph-rsid="000cffad" style:font-name-asian="Times New Roman" style:font-size-asian="10pt" style:font-size-complex="10pt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0586c5"/>
    </style:style>
    <style:style style:name="T2" style:family="text">
      <style:text-properties officeooo:rsid="000b0edf"/>
    </style:style>
    <style:style style:name="T3" style:family="text">
      <style:text-properties officeooo:rsid="00074b30"/>
    </style:style>
    <style:style style:name="T4" style:family="text">
      <style:text-properties fo:font-weight="bold"/>
    </style:style>
    <style:style style:name="T5" style:family="text">
      <style:text-properties fo:color="#f28a3e" loext:opacity="100%" fo:font-size="9pt"/>
    </style:style>
    <style:style style:name="T6" style:family="text">
      <style:text-properties fo:color="#595959" loext:opacity="100%" loext:padding="0in" loext:border="none"/>
    </style:style>
    <style:style style:name="T7" style:family="text">
      <style:text-properties fo:color="#595959" loext:opacity="100%" style:font-name="Source Sans Pro" fo:font-size="10.5pt" style:font-name-asian="Times New Roman" style:font-size-asian="10.5pt" style:font-size-complex="10.5pt"/>
    </style:style>
    <style:style style:name="T8" style:family="text">
      <style:text-properties fo:color="#a6a6a6" loext:opacity="100%"/>
    </style:style>
    <style:style style:name="T9" style:family="text">
      <style:text-properties fo:font-size="10pt" style:font-name-asian="Times New Roman" style:font-size-asian="10pt" style:font-size-complex="10pt"/>
    </style:style>
    <style:style style:name="T10" style:family="text">
      <style:text-properties fo:font-size="10pt" officeooo:rsid="000bb702" style:font-name-asian="Times New Roman" style:font-size-asian="10pt" style:font-size-complex="10pt"/>
    </style:style>
    <style:style style:name="T11" style:family="text">
      <style:text-properties fo:font-variant="normal" fo:text-transform="none" fo:color="#595959" loext:opacity="100%" style:font-name="Source Sans Pro1" fo:font-size="10.5pt" fo:letter-spacing="normal" fo:font-style="normal" fo:font-weight="normal"/>
    </style:style>
    <style:style style:name="T12" style:family="text">
      <style:text-properties fo:font-variant="normal" fo:text-transform="none" fo:color="#59595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ttribute Grammar – <text:span text:style-name="T1">Type Checking</text:span></text:h>
      <text:h text:style-name="P2" text:outline-level="3">Auxiliary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Value</text:p>
          </table:table-cell>
          <table:table-cell table:style-name="Table3.A1" office:value-type="string">
            <text:p text:style-name="P3">Description</text:p>
          </table:table-cell>
        </table:table-row>
        <table:table-row>
          <table:table-cell table:style-name="Table3.A1" office:value-type="string">
            <text:p text:style-name="P4">simpleTypes</text:p>
          </table:table-cell>
          <table:table-cell table:style-name="Table3.A1" office:value-type="string">
            <text:p text:style-name="P4">{intType, realType, charType, voidType}</text:p>
          </table:table-cell>
          <table:table-cell table:style-name="Table3.A1" office:value-type="string">
            <text:p text:style-name="P4">Tipos primitivos</text:p>
          </table:table-cell>
        </table:table-row>
      </table:table>
      <text:h text:style-name="P5" text:outline-level="3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Symbol</text:p>
          </table:table-cell>
          <table:table-cell table:style-name="Table1.A1" office:value-type="string">
            <text:p text:style-name="P6">Attribute Name</text:p>
          </table:table-cell>
          <table:table-cell table:style-name="Table1.A1" office:value-type="string">
            <text:p text:style-name="P6">Java Type</text:p>
          </table:table-cell>
          <table:table-cell table:style-name="Table1.A1" office:value-type="string">
            <text:p text:style-name="P6">Inherited/Synthesized</text:p>
          </table:table-cell>
          <table:table-cell table:style-name="Table1.A1" office:value-type="string">
            <text:p text:style-name="P6">Description</text:p>
          </table:table-cell>
        </table:table-row>
        <table:table-row>
          <table:table-cell table:style-name="Table1.A1" office:value-type="string">
            <text:p text:style-name="P7"> <text:span text:style-name="T2">e</text:span><text:span text:style-name="T3">xpression</text:span>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Sintetizado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> <text:span text:style-name="T3">expression</text:span></text:p>
          </table:table-cell>
          <table:table-cell table:style-name="Table1.A1" office:value-type="string">
            <text:p text:style-name="P8">lvalue</text:p>
          </table:table-cell>
          <table:table-cell table:style-name="Table1.A1" office:value-type="string">
            <text:p text:style-name="P8">boolean</text:p>
          </table:table-cell>
          <table:table-cell table:style-name="Table1.A1" office:value-type="string">
            <text:p text:style-name="P8">Sintetizado</text:p>
          </table:table-cell>
          <table:table-cell table:style-name="Table1.A1" office:value-type="string">
            <text:p text:style-name="P7"/>
          </table:table-cell>
        </table:table-row>
        <table:table-row table:style-name="Table1.4">
          <table:table-cell table:style-name="Table1.A1" office:value-type="string">
            <text:p text:style-name="P7"> <text:span text:style-name="T3">statement</text:span></text:p>
          </table:table-cell>
          <table:table-cell table:style-name="Table1.A1" office:value-type="string">
            <text:p text:style-name="P8">function</text:p>
          </table:table-cell>
          <table:table-cell table:style-name="Table1.A1" office:value-type="string">
            <text:p text:style-name="P8">FunctionDefinition</text:p>
          </table:table-cell>
          <table:table-cell table:style-name="Table1.A1" office:value-type="string">
            <text:p text:style-name="P9">Heredado</text:p>
          </table:table-cell>
          <table:table-cell table:style-name="Table1.A1" office:value-type="string">
            <text:p text:style-name="P10">Indica la función a la que pertenece la sentencia</text:p>
          </table:table-cell>
        </table:table-row>
      </table:table>
      <text:h text:style-name="P5" text:outline-level="3">Ru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Node</text:p>
          </table:table-cell>
          <table:table-cell table:style-name="Table2.A1" office:value-type="string">
            <text:p text:style-name="P6">Predicates</text:p>
          </table:table-cell>
          <table:table-cell table:style-name="Table2.A1" office:value-type="string">
            <text:p text:style-name="P6">Semantic Functions</text:p>
          </table:table-cell>
        </table:table-row>
        <table:table-row>
          <table:table-cell table:style-name="Table2.A1" office:value-type="string">
            <text:p text:style-name="P6"><text:span text:style-name="T4">program</text:span> → <text:span text:style-name="T5">name</text:span>:<text:span text:style-name="T6">string</text:span> <text:span text:style-name="T6">globalSection</text:span> <text:span text:style-name="T6">functionCreation*</text:span> <text:span text:style-name="T6">functionDefinition*</text:span> <text:span text:style-name="T6">run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globalSection</text:span> → <text:span text:style-name="T6">structDefinition*</text:span> <text:span text:style-name="T6">varDefinition*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4">
          <table:table-cell table:style-name="Table2.A1" office:value-type="string">
            <text:p text:style-name="P6"><text:span text:style-name="T4">functionCreation</text:span> → <text:span text:style-name="T5">name</text:span>:<text:span text:style-name="T6">string</text:span></text:p>
          </table:table-cell>
          <table:table-cell table:style-name="Table2.A1" office:value-type="string">
            <text:p text:style-name="Standard" loext:marker-style-name="T7"><text:span text:style-name="T7"/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varDefinition</text:span><text:span text:style-name="T8">:definition</text:span> → <text:span text:style-name="T5">name</text:span>:<text:span text:style-name="T6">string</text:span> <text:span text:style-name="T6">type</text:span></text:p>
          </table:table-cell>
          <table:table-cell table:style-name="Table2.A1" office:value-type="string">
            <text:p text:style-name="P12" loext:marker-style-name="T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structDefinition</text:span><text:span text:style-name="T8">:definition</text:span> → <text:span text:style-name="T5">name</text:span>:<text:span text:style-name="T6">string</text:span> <text:span text:style-name="T6">fieldDefinition*</text:span></text:p>
          </table:table-cell>
          <table:table-cell table:style-name="Table2.A1" office:value-type="string">
            <text:p text:style-name="Standard" loext:marker-style-name="T7"><text:span text:style-name="T7"/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fieldDefinition</text:span><text:span text:style-name="T8">:definition</text:span> → <text:span text:style-name="T5">name</text:span>:<text:span text:style-name="T6">string</text:span> <text:span text:style-name="T6">type</text:span></text:p>
          </table:table-cell>
          <table:table-cell table:style-name="Table2.A1" office:value-type="string">
            <text:p text:style-name="Standard" loext:marker-style-name="T7"><text:span text:style-name="T7"/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functionDefinition</text:span><text:span text:style-name="T8">:definition</text:span> → <text:span text:style-name="T5">name</text:span>:<text:span text:style-name="T6">string</text:span> <text:span text:style-name="T5">parameters</text:span>:<text:span text:style-name="T6">varDefinition*</text:span> <text:span text:style-name="T6">type?</text:span> <text:span text:style-name="T5">locals</text:span>:<text:span text:style-name="T6">varDefinition*</text:span> <text:span text:style-name="T6">statement*</text:span></text:p>
          </table:table-cell>
          <table:table-cell table:style-name="Table2.A1" office:value-type="string">
            <text:p text:style-name="P13" loext:marker-style-name="T7"><text:span text:style-name="T7">If (type!=null)</text:span></text:p>
            <text:p text:style-name="P13" loext:marker-style-name="T7"><text:span text:style-name="T7"><text:s text:c="3"/>ifPrimitive(type)</text:span></text:p>
            <text:p text:style-name="P13" loext:marker-style-name="T7"><text:span text:style-name="T7">isPrimitive(varDefinition.type)</text:span></text:p>
          </table:table-cell>
          <table:table-cell table:style-name="Table2.A1" office:value-type="string">
            <text:p text:style-name="P14">statements.function = function</text:p>
          </table:table-cell>
        </table:table-row>
        <table:table-row>
          <table:table-cell table:style-name="Table2.A1" office:value-type="string">
            <text:p text:style-name="P6"><text:span text:style-name="T4">print</text:span><text:span text:style-name="T8">:statement</text:span> → <text:span text:style-name="T6">expression*</text:span></text:p>
          </table:table-cell>
          <table:table-cell table:style-name="Table2.A1" office:value-type="string">
            <text:p text:style-name="Standard" loext:marker-style-name="T7"><text:span text:style-name="T7">isPrimitive(expression.type)</text:span></text:p>
          </table:table-cell>
          <table:table-cell table:style-name="Table2.A1" office:value-type="string">
            <text:p text:style-name="P14"/>
          </table:table-cell>
        </table:table-row>
        <text:soft-page-break/>
        <table:table-row>
          <table:table-cell table:style-name="Table2.A1" office:value-type="string">
            <text:p text:style-name="P6"><text:span text:style-name="T4">read</text:span><text:span text:style-name="T8">:statement</text:span> → 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isPrimitive(expression.type)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call</text:span><text:span text:style-name="T8">:statement</text:span> → <text:span text:style-name="T6">expression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assignment</text:span><text:span text:style-name="T8">:statement</text:span> → <text:span text:style-name="T5">left</text:span>:<text:span text:style-name="T6">expression</text:span> <text:span text:style-name="T5">right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sameType(left.type, right.type)</text:span></text:p>
            <text:p text:style-name="Standard" loext:marker-style-name="T7"><text:span text:style-name="T7">isPrimitive(left.type)</text:span></text:p>
            <text:p text:style-name="Standard" loext:marker-style-name="T7"><text:span text:style-name="T7">left.lvalue == true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conditional</text:span><text:span text:style-name="T8">:statement</text:span> → <text:span text:style-name="T6">expression</text:span> <text:span text:style-name="T5">ifStatements</text:span>:<text:span text:style-name="T6">statement*</text:span> <text:span text:style-name="T5">elseStatements</text:span>:<text:span text:style-name="T6">statement*</text:span></text:p>
          </table:table-cell>
          <table:table-cell table:style-name="Table2.A1" office:value-type="string">
            <text:p text:style-name="Standard" loext:marker-style-name="T7"><text:span text:style-name="T7">Expression.type == IntType</text:span></text:p>
          </table:table-cell>
          <table:table-cell table:style-name="Table2.A1" office:value-type="string">
            <text:p text:style-name="P14">IfStatements.function = function</text:p>
            <text:p text:style-name="P14">elseStatements.function = function<text:tab/></text:p>
          </table:table-cell>
        </table:table-row>
        <table:table-row>
          <table:table-cell table:style-name="Table2.A1" office:value-type="string">
            <text:p text:style-name="P6"><text:span text:style-name="T4">loop</text:span><text:span text:style-name="T8">:statement</text:span> → <text:span text:style-name="T5">fromStatements</text:span>:<text:span text:style-name="T6">statement*</text:span> <text:span text:style-name="T6">expression</text:span> <text:span text:style-name="T5">loopStatements</text:span>:<text:span text:style-name="T6">statement*</text:span></text:p>
          </table:table-cell>
          <table:table-cell table:style-name="Table2.A1" office:value-type="string">
            <text:p text:style-name="Standard" loext:marker-style-name="T7"><text:span text:style-name="T7">Expression.type = IntType</text:span></text:p>
          </table:table-cell>
          <table:table-cell table:style-name="Table2.A1" office:value-type="string">
            <text:p text:style-name="P14">LoopStatements.function = function</text:p>
          </table:table-cell>
        </table:table-row>
        <table:table-row>
          <table:table-cell table:style-name="Table2.A1" office:value-type="string">
            <text:p text:style-name="P6"><text:span text:style-name="T4">return</text:span><text:span text:style-name="T8">:statement</text:span> → <text:span text:style-name="T6">expression?</text:span></text:p>
          </table:table-cell>
          <table:table-cell table:style-name="Table2.A1" office:value-type="string">
            <text:p text:style-name="Standard" loext:marker-style-name="T7"><text:span text:style-name="T7">Return.type == return.function.type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run</text:span> → <text:span text:style-name="T5">name</text:span>:<text:span text:style-name="T6">string</text:span> <text:span text:style-name="T6">expression*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intType</text:span><text:span text:style-name="T8">:type</text:span> → ε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realType</text:span><text:span text:style-name="T8">:type</text:span> → ε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charType</text:span><text:span text:style-name="T8">:type</text:span> → ε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arrayType</text:span><text:span text:style-name="T8">:type</text:span> → <text:span text:style-name="T5">intValue</text:span>:<text:span text:style-name="T6">int</text:span> <text:span text:style-name="T6">type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structType</text:span><text:span text:style-name="T8">:type</text:span> → <text:span text:style-name="T5">name</text:span>:<text:span text:style-name="T6">string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voidType</text:span><text:span text:style-name="T8">:type</text:span> → ε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4">variable</text:span><text:span text:style-name="T8">:expression</text:span> → <text:span text:style-name="T5">name</text:span>:<text:span text:style-name="T6">string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variable.lvalue = true</text:span></text:p>
            <text:p text:style-name="Standard" loext:marker-style-name="T9"><text:span text:style-name="T9">variable.type = variable.definition.type</text:span></text:p>
          </table:table-cell>
        </table:table-row>
        <table:table-row>
          <table:table-cell table:style-name="Table2.A1" office:value-type="string">
            <text:p text:style-name="P6"><text:span text:style-name="T4">intLiteral</text:span><text:span text:style-name="T8">:expression</text:span> → <text:span text:style-name="T5">intValue</text:span>:<text:span text:style-name="T6">int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intLiteral.lvalue = false</text:span></text:p>
            <text:p text:style-name="Standard" loext:marker-style-name="T9"><text:span text:style-name="T9">intLiteral.type = IntLiteral</text:span></text:p>
          </table:table-cell>
        </table:table-row>
        <table:table-row>
          <table:table-cell table:style-name="Table2.A1" office:value-type="string">
            <text:p text:style-name="P6"><text:span text:style-name="T4">realLiteral</text:span><text:span text:style-name="T8">:expression</text:span> → <text:span text:style-name="T5">floatValue</text:span>:<text:span text:style-name="T6">float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floatLiteral.lvalue = false</text:span></text:p>
            <text:p text:style-name="P15" loext:marker-style-name="T9"><text:span text:style-name="T9">floatLiteral.type = FloatType</text:span></text:p>
          </table:table-cell>
        </table:table-row>
        <table:table-row>
          <table:table-cell table:style-name="Table2.A1" office:value-type="string">
            <text:p text:style-name="P6"><text:span text:style-name="T4">charLiteral</text:span><text:span text:style-name="T8">:expression</text:span> → <text:span text:style-name="T5">charValue</text:span>:<text:span text:style-name="T6">char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charLiteral.lvalue = false</text:span></text:p>
            <text:p text:style-name="Standard" loext:marker-style-name="T9"><text:span text:style-name="T9">charLiteral.type = CharType</text:span></text:p>
          </table:table-cell>
        </table:table-row>
        <table:table-row>
          <table:table-cell table:style-name="Table2.A1" office:value-type="string">
            <text:p text:style-name="P6"><text:span text:style-name="T4">functionCall</text:span><text:span text:style-name="T8">:expression</text:span> → <text:span text:style-name="T5">name</text:span>:<text:span text:style-name="T6">string</text:span> <text:span text:style-name="T6">expression*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functionCallExpression.lvalue = false</text:span></text:p>
            <text:p text:style-name="Standard" loext:marker-style-name="T9"><text:span text:style-name="T9">functionCallExpression.type = functionCallExpression.definition.type</text:span></text:p>
          </table:table-cell>
        </table:table-row>
        <text:soft-page-break/>
        <table:table-row>
          <table:table-cell table:style-name="Table2.A1" office:value-type="string">
            <text:p text:style-name="P6"><text:span text:style-name="T4">structAccess</text:span><text:span text:style-name="T8">:expression</text:span> → <text:span text:style-name="T5">expr</text:span>:<text:span text:style-name="T6">expression</text:span> <text:span text:style-name="T5">name</text:span>:<text:span text:style-name="T6">string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 loext:marker-style-name="T9"><text:span text:style-name="T9">structAccess.lvalue = true</text:span></text:p>
            <text:p text:style-name="Standard" loext:marker-style-name="T9"><text:span text:style-name="T9">structAccess.type = StructType</text:span></text:p>
          </table:table-cell>
        </table:table-row>
        <table:table-row>
          <table:table-cell table:style-name="Table2.A1" office:value-type="string">
            <text:p text:style-name="P6"><text:span text:style-name="T4">arrayAccess</text:span><text:span text:style-name="T8">:expression</text:span> → <text:span text:style-name="T5">left</text:span>:<text:span text:style-name="T6">expression</text:span> <text:span text:style-name="T5">right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Right.getType() instanceof IntType</text:span></text:p>
          </table:table-cell>
          <table:table-cell table:style-name="Table2.A1" office:value-type="string">
            <text:p text:style-name="Standard" loext:marker-style-name="T9"><text:span text:style-name="T9">arrayAccess.lvalue = true</text:span></text:p>
            <text:p text:style-name="Standard" loext:marker-style-name="T9"><text:span text:style-name="T9">arrayAccess.type = left.type</text:span></text:p>
          </table:table-cell>
        </table:table-row>
        <table:table-row>
          <table:table-cell table:style-name="Table2.A1" office:value-type="string">
            <text:p text:style-name="P6"><text:span text:style-name="T4">cast</text:span><text:span text:style-name="T8">:expression</text:span> → <text:span text:style-name="T6">type</text:span> 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!sameType(expression.getType(), type)</text:span></text:p>
          </table:table-cell>
          <table:table-cell table:style-name="Table2.A1" office:value-type="string">
            <text:p text:style-name="Standard" loext:marker-style-name="T9"><text:span text:style-name="T9">cast.type = type</text:span></text:p>
            <text:p text:style-name="Standard" loext:marker-style-name="T9"><text:span text:style-name="T9">arithmetic.lvalue=false</text:span></text:p>
          </table:table-cell>
        </table:table-row>
        <table:table-row>
          <table:table-cell table:style-name="Table2.A1" office:value-type="string">
            <text:p text:style-name="P6"><text:span text:style-name="T4">arithmeticBinary</text:span><text:span text:style-name="T8">:expression</text:span> → <text:span text:style-name="T5">left</text:span>:<text:span text:style-name="T6">expression</text:span> <text:span text:style-name="T5">operator</text:span>:<text:span text:style-name="T6">string</text:span> <text:span text:style-name="T5">right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operator.equals(‘+-*/’)<text:line-break/>&amp;&amp; left.type == IntType &amp;&amp; right.type == IntType</text:span></text:p>
            <text:p text:style-name="P12" loext:marker-style-name="T7"/>
            <text:p text:style-name="Standard" loext:marker-style-name="T7"><text:span text:style-name="T7">operator.equals(‘%’) </text:span></text:p>
            <text:p text:style-name="Standard" loext:marker-style-name="T7"><text:span text:style-name="T7">&amp;&amp; left.type == FloatType &amp;&amp; right.type == FloatType </text:span></text:p>
          </table:table-cell>
          <table:table-cell table:style-name="Table2.A1" office:value-type="string">
            <text:p text:style-name="P16" loext:marker-style-name="T9"><text:span text:style-name="T9">arithmetic</text:span><text:span text:style-name="T10">Binary</text:span><text:span text:style-name="T9">.lvalue = false</text:span></text:p>
            <text:p text:style-name="P16" loext:marker-style-name="T9"><text:span text:style-name="T9">arithmetic</text:span><text:span text:style-name="T10">Binary</text:span><text:span text:style-name="T9">.type = left.type</text:span></text:p>
          </table:table-cell>
        </table:table-row>
        <table:table-row>
          <table:table-cell table:style-name="Table2.A1" office:value-type="string">
            <text:p text:style-name="P6"><text:span text:style-name="T4">arithmeticUnary</text:span><text:span text:style-name="T8">:expression</text:span> → <text:span text:style-name="T5">operator</text:span>:<text:span text:style-name="T6">string</text:span> <text:span text:style-name="T5">expr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isNum(left.type) &amp;&amp; isNum(right.type)</text:span></text:p>
          </table:table-cell>
          <table:table-cell table:style-name="Table2.A1" office:value-type="string">
            <text:p text:style-name="P16" loext:marker-style-name="T9"><text:span text:style-name="T10">arithmeticUnary</text:span><text:span text:style-name="T9">.lvalue = false</text:span></text:p>
            <text:p text:style-name="P16" loext:marker-style-name="T9"><text:span text:style-name="T10">arithmeticUnary</text:span><text:span text:style-name="T9">.type = </text:span><text:span text:style-name="T10">expr.type</text:span></text:p>
          </table:table-cell>
        </table:table-row>
        <table:table-row>
          <table:table-cell table:style-name="Table2.A1" office:value-type="string">
            <text:p text:style-name="P6"><text:span text:style-name="T4">logicBinary</text:span><text:span text:style-name="T8">:expression</text:span> → <text:span text:style-name="T5">left</text:span>:<text:span text:style-name="T6">expression</text:span> <text:span text:style-name="T5">operator</text:span>:<text:span text:style-name="T6">string</text:span> <text:span text:style-name="T5">right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isNum(left.type) &amp;&amp; isNum(right.type)</text:span></text:p>
          </table:table-cell>
          <table:table-cell table:style-name="Table2.A1" office:value-type="string">
            <text:p text:style-name="P17" loext:marker-style-name="T9"><text:span text:style-name="T9">logicBinary.type = IntType</text:span></text:p>
            <text:p text:style-name="P17" loext:marker-style-name="T9"><text:span text:style-name="T9">logicBinary.lvalue = false</text:span></text:p>
          </table:table-cell>
        </table:table-row>
        <table:table-row>
          <table:table-cell table:style-name="Table2.A1" office:value-type="string">
            <text:p text:style-name="P6"><text:span text:style-name="T4">logicUnary</text:span><text:span text:style-name="T8">:expression</text:span> → <text:span text:style-name="T5">operator</text:span>:<text:span text:style-name="T6">string</text:span> <text:span text:style-name="T5">expr</text:span>:<text:span text:style-name="T6">expression</text:span></text:p>
          </table:table-cell>
          <table:table-cell table:style-name="Table2.A1" office:value-type="string">
            <text:p text:style-name="Standard" loext:marker-style-name="T7"><text:span text:style-name="T7">isNum(left.type)</text:span></text:p>
          </table:table-cell>
          <table:table-cell table:style-name="Table2.A1" office:value-type="string">
            <text:p text:style-name="P17" loext:marker-style-name="T9"><text:span text:style-name="T9">logicUnary.type = IntType</text:span></text:p>
            <text:p text:style-name="P17" loext:marker-style-name="T9"><text:span text:style-name="T9">logicUnary.lvalue = false</text:span></text:p>
          </table:table-cell>
        </table:table-row>
        <table:table-row>
          <table:table-cell table:style-name="Table2.A1" office:value-type="string">
            <text:p text:style-name="P6"><text:span text:style-name="T4">relationalBinary</text:span><text:span text:style-name="T8">:expression</text:span> → <text:span text:style-name="T5">left</text:span>:<text:span text:style-name="T6">expression</text:span> <text:span text:style-name="T5">operator</text:span>:<text:span text:style-name="T6">string</text:span> <text:span text:style-name="T5">right</text:span>:<text:span text:style-name="T6">expression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8" loext:marker-style-name="T9">relationalBinary.type = IntType</text:p>
            <text:p text:style-name="P18" loext:marker-style-name="T9">relationalBinary.lvalue = false</text:p>
          </table:table-cell>
        </table:table-row>
      </table:table>
      <text:p text:style-name="P19"><text:line-break/><text:span text:style-name="T11">Operators samples (cut &amp; paste if needed):</text:span><text:line-break/><text:span text:style-name="T12">⇒ ⇔ ≠ ∅ ∈ ∉ ∪ ∩ ⊂ ⊄ ∑ ∃ ∀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08:51:58.599613663</meta:creation-date>
    <meta:generator>LibreOffice/25.2.1.2$Linux_X86_64 LibreOffice_project/d3abf4aee5fd705e4a92bba33a32f40bc4e56f49</meta:generator>
    <dc:date>2025-04-01T11:06:51.638872491</dc:date>
    <meta:editing-duration>PT46M32S</meta:editing-duration>
    <meta:editing-cycles>12</meta:editing-cycles>
    <meta:document-statistic meta:table-count="3" meta:image-count="0" meta:object-count="0" meta:page-count="3" meta:paragraph-count="115" meta:word-count="341" meta:character-count="3532" meta:non-whitespace-character-count="3295"/>
  </office:meta>
</office:document-meta>
</file>